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Text_20_body" style:list-style-name="L2">
      <style:paragraph-properties fo:text-align="start" style:justify-single-word="false"/>
    </style:style>
    <style:style style:name="P6" style:family="paragraph" style:parent-style-name="Text_20_body" style:list-style-name="L3">
      <style:paragraph-properties fo:text-align="start" style:justify-single-word="false"/>
    </style:style>
    <style:style style:name="P7" style:family="paragraph" style:parent-style-name="Text_20_body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Heading_20_2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ebservices <text:s/>in myWMS LOS</text:h>
      <text:p text:style-name="P3"/>
      <text:p text:style-name="P1">To connect non-Java third party software - commonly ERP systems - to myWMS LOS, the application offers some ready-to-use Web Services. At the moment these services are comprised. </text:p>
      <text:p text:style-name="P1"/>
      <text:p text:style-name="P1">More detailed Information you will find in the Javadoc of the services.</text:p>
      <text:h text:style-name="Heading_20_2" text:outline-level="2"/>
      <text:h text:style-name="Heading_20_2" text:outline-level="2">ManageItemDataWSService</text:h>
      <text:p text:style-name="P3">Service to write material master data to myWMS LOS</text:p>
      <text:p text:style-name="P3">http://&lt;wmshost&gt;:8080/webservice/ManageItemDataWSBean?wsdl</text:p>
      <text:p text:style-name="P3"/>
      <text:p text:style-name="P3">WebMethods:</text:p>
      <text:list xml:id="list913704660" text:style-name="L2">
        <text:list-item>
          <text:p text:style-name="P5">updateItemData()<text:tab/>Create or Update a material</text:p>
        </text:list-item>
        <text:list-item>
          <text:p text:style-name="P5">deleteItemData()<text:tab/>Delete a material</text:p>
        </text:list-item>
        <text:list-item>
          <text:p text:style-name="P5">updateBom()<text:tab/><text:tab/>Create or Update a bill of material</text:p>
        </text:list-item>
        <text:list-item>
          <text:p text:style-name="P5">deleteBom()<text:tab/><text:tab/>Delete a bill of material</text:p>
        </text:list-item>
        <text:list-item>
          <text:p text:style-name="P5">getItemNumbers()<text:tab/>Retrieves all materials from the system</text:p>
        </text:list-item>
      </text:list>
      <text:p text:style-name="P3"/>
      <text:h text:style-name="Heading_20_2" text:outline-level="2">OrderService</text:h>
      <text:p text:style-name="P3">Service for ordering items from stock</text:p>
      <text:p text:style-name="P3">http://&lt;wmshost&gt;:8080/webservice/OrderBean?wsdl</text:p>
      <text:p text:style-name="P3"/>
      <text:p text:style-name="P3"/>
      <text:p text:style-name="P3">WebMethods:</text:p>
      <text:list xml:id="list22466040" text:style-name="L3">
        <text:list-item>
          <text:p text:style-name="P6">order()<text:tab/>Creates a new order for retrieving items from stock</text:p>
        </text:list-item>
      </text:list>
      <text:p text:style-name="P2"/>
      <text:h text:style-name="Heading_20_2" text:outline-level="2">QueryInventoryService</text:h>
      <text:p text:style-name="P2">Service for retrieving inventory data, e.g. 'how many items are available on stock?' from WMS</text:p>
      <text:p text:style-name="P2">http://&lt;wmshost&gt;:8080/webservice/QueryInventoryBean?wsdl</text:p>
      <text:p text:style-name="P2"/>
      <text:p text:style-name="P2">WebMethods:<text:tab/></text:p>
      <text:list xml:id="list2680196547" text:style-name="L4">
        <text:list-item>
          <text:p text:style-name="P7">getInventoryByLot() <text:tab/>Retreive a list of the stock of a lot</text:p>
        </text:list-item>
        <text:list-item>
          <text:p text:style-name="P7">getInventoryByArticle()<text:tab/>Retreive a list of the stock of a material</text:p>
        </text:list-item>
        <text:list-item>
          <text:p text:style-name="P7"><text:soft-page-break/>getInventoryList()<text:tab/><text:tab/>Retreive a list of the stock of a client</text:p>
        </text:list-item>
      </text:list>
      <text:p text:style-name="P2"><text:tab/></text:p>
      <text:h text:style-name="P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rial2" style:font-size-asian="10.5pt" style:language-asian="en" style:country-asian="GB" style:font-name-complex="Tahoma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rial2" style:font-size-asian="10.5pt" style:language-asian="en" style:country-asian="GB" style:font-name-complex="Tahoma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5T21:58:37.489184591</dc:date>
    <meta:generator>LibreOffice/6.2.7.1$Linux_X86_64 LibreOffice_project/20$Build-1</meta:generator>
    <meta:editing-duration>PT53M12S</meta:editing-duration>
    <meta:editing-cycles>8</meta:editing-cycles>
    <meta:document-statistic meta:table-count="0" meta:image-count="0" meta:object-count="0" meta:page-count="2" meta:paragraph-count="25" meta:word-count="163" meta:character-count="1179" meta:non-whitespace-character-count="1041"/>
    <meta:user-defined meta:name="Info 1"/>
    <meta:user-defined meta:name="Info 2"/>
    <meta:user-defined meta:name="Info 3"/>
    <meta:user-defined meta:name="Info 4"/>
  </office:meta>
</office:document-meta>
</file>